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9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3.6cm" fo:margin-right="0cm" text:enable-numbering="true" fo:text-indent="-0.6cm"/>
    </style:style>
    <style:style style:name="T1" style:family="text">
      <style:text-properties fo:font-size="20pt" fo:font-weight="normal"/>
    </style:style>
    <style:style style:name="T2" style:family="text">
      <style:text-properties fo:font-style="normal" style:text-underline-style="solid" style:text-underline-width="auto" style:text-underline-color="font-color"/>
    </style:style>
    <style:style style:name="T3" style:family="text">
      <style:text-properties fo:font-style="normal" style:text-underline-style="non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5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 text:start-value="5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5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number text:level="1" style:num-suffix="." style:num-format="1" text:start-value="5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 text:start-value="5">
        <style:list-level-properties text:space-before="1.6cm" text:min-label-width="0.8cm"/>
        <style:text-properties fo:color="#000000" fo:font-size="100%"/>
      </text:list-level-style-number>
      <text:list-level-style-number text:level="3" style:num-suffix="." style:num-format="1" text:start-value="5">
        <style:list-level-properties text:space-before="3cm" text:min-label-width="0.6cm"/>
        <style:text-properties fo:color="#000000" fo:font-size="100%"/>
      </text:list-level-style-number>
      <text:list-level-style-number text:level="4" style:num-suffix="." style:num-format="1" text:start-value="5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 text:start-value="5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 text:start-value="5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 text:start-value="5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 text:start-value="5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 text:start-value="5">
        <style:list-level-properties text:space-before="10.2cm" text:min-label-width="0.6cm"/>
        <style:text-properties fo:color="#000000" fo:font-size="100%"/>
      </text:list-level-style-number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9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3"/>Object Oriented Concept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" text:style-name="P5">We live in a world of objects</text:p>
              </text:list-item>
            </text:list>
            <text:list text:style-name="L2">
              <text:list-item>
                <text:p text:id="id2" text:style-name="P5">Why not use objects as abstraction for software?</text:p>
              </text:list-item>
            </text:list>
            <text:list text:style-name="L2">
              <text:list-item>
                <text:p text:id="id3" text:style-name="P5">OO began in 1960's, wide adoption only after 20 years</text:p>
              </text:list-item>
            </text:list>
            <text:list text:style-name="L2">
              <text:list-item>
                <text:p text:id="id4" text:style-name="P5">OO is slowly replacing classical software develpment approaches</text:p>
              </text:list-item>
            </text:list>
            <text:list text:style-name="L2">
              <text:list-item>
                <text:list>
                  <text:list-item>
                    <text:p text:id="id5" text:style-name="P6">why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3"/>Advantages of OO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6" text:style-name="P5">Reuse of software components</text:p>
              </text:list-item>
            </text:list>
            <text:list text:style-name="L2">
              <text:list-item>
                <text:list>
                  <text:list-item>
                    <text:p text:id="id7" text:style-name="P6">Leads to faster development and higher quality programs</text:p>
                  </text:list-item>
                </text:list>
              </text:list-item>
            </text:list>
            <text:list text:style-name="L2">
              <text:list-item>
                <text:p text:id="id8" text:style-name="P5">Easier to maintain because it structure is highly decoupled</text:p>
              </text:list-item>
            </text:list>
            <text:list text:style-name="L2">
              <text:list-item>
                <text:list>
                  <text:list-item>
                    <text:p text:id="id9" text:style-name="P6">Fewer side effects, less frustration</text:p>
                  </text:list-item>
                </text:list>
              </text:list-item>
            </text:list>
            <text:list text:style-name="L2">
              <text:list-item>
                <text:p text:id="id10" text:style-name="P5">OO systems are easier to adapt and easier to scal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 Paradigm</text:p>
          </draw:text-box>
        </draw:frame>
        <draw:frame presentation:style-name="pr4" draw:text-style-name="P5" draw:layer="layout" svg:width="25.199cm" svg:height="14.207cm" svg:x="1.4cm" svg:y="4.914cm" presentation:class="outline" presentation:user-transformed="true">
          <draw:text-box>
            <text:list text:style-name="L2">
              <text:list-item>
                <text:p text:id="id11" text:style-name="P5">Term 'object-oriented' used to denote development of software using OOPL</text:p>
              </text:list-item>
            </text:list>
            <text:list text:style-name="L2">
              <text:list-item>
                <text:p text:id="id12" text:style-name="P5">Best paradigm is evolutionary and component assembly</text:p>
              </text:list-item>
            </text:list>
            <text:list text:style-name="L2">
              <text:list-item>
                <text:list>
                  <text:list-item>
                    <text:p text:id="id13" text:style-name="P6">Classes are looked up in a librar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" text:style-name="P6">If classes not foun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5" text:style-name="P7">Object-oriented analysis (OOA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" text:style-name="P7">Object-oriented design (OOD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" text:style-name="P7">Object-oriented programming (OOP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8" text:style-name="P7">Object-oriented testing (OOT)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 Concepts</text:p>
          </draw:text-box>
        </draw:frame>
        <draw:frame presentation:style-name="pr4" draw:text-style-name="P5" draw:layer="layout" svg:width="25.199cm" svg:height="14.766cm" svg:x="1.4cm" svg:y="4.914cm" presentation:class="outline" presentation:user-transformed="true">
          <draw:text-box>
            <text:list text:style-name="L2">
              <text:list-item>
                <text:p text:id="id19" text:style-name="P5">Start with a real world object: Rose</text:p>
              </text:list-item>
            </text:list>
            <text:list text:style-name="L2">
              <text:list-item>
                <text:list>
                  <text:list-item>
                    <text:p text:id="id20" text:style-name="P6">Rose is an <text:span text:style-name="T2">instance</text:span> of a <text:span text:style-name="T2">class</text:span> Flow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1" text:style-name="P6">A set of generic <text:span text:style-name="T2">attributes</text:span><text:span text:style-name="T3"> can be associated with every object in the class Flow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2" text:style-name="P7"><text:span text:style-name="T3">name,color, scent, shape, length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3" text:style-name="P7"><text:span text:style-name="T3">Cos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4" text:style-name="P6"><text:span text:style-name="T3">Since Rose is a </text:span><text:span text:style-name="T2">member</text:span><text:span text:style-name="T3"> of Flower, it has all the attributes of flow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5" text:style-name="P6"><text:span text:style-name="T3">Once the class has been defined, new instances can be created, each having the attributes of the original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 Concept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26" text:style-name="P5">Start with a real world object: Rose</text:p>
              </text:list-item>
            </text:list>
            <text:list text:style-name="L2">
              <text:list-item>
                <text:list>
                  <text:list-item>
                    <text:p text:id="id27" text:style-name="P6"><text:span text:style-name="T2">Operations/actions</text:span><text:span text:style-name="T3"> can be performed on every object in the class-modify attribut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8" text:style-name="P7"><text:span text:style-name="T3">Water, display, arrange, cu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9" text:style-name="P7"><text:span text:style-name="T3">Trash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0" text:style-name="P6"><text:span text:style-name="T3">Each </text:span><text:span text:style-name="T2">object</text:span><text:span text:style-name="T3"> is said to </text:span><text:span text:style-name="T2">encapsulate</text:span><text:span text:style-name="T3"> both attributes and opera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1" text:style-name="P7"><text:span text:style-name="T3">Packaged under one name, and can be reused as one specification or program component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lasses and Objects</text:p>
          </draw:text-box>
        </draw:frame>
        <draw:frame presentation:style-name="pr4" draw:text-style-name="P5" draw:layer="layout" svg:width="25.199cm" svg:height="14.171cm" svg:x="1.4cm" svg:y="4.914cm" presentation:class="outline" presentation:user-transformed="true">
          <draw:text-box>
            <text:list text:style-name="L2">
              <text:list-item>
                <text:p text:id="id32" text:style-name="P5">A good design should exhibit data and procedural abstractions that lead to effective modularity</text:p>
              </text:list-item>
            </text:list>
            <text:list text:style-name="L2">
              <text:list-item>
                <text:p text:id="id33" text:style-name="P5">A <text:span text:style-name="T4">class</text:span> encapsulates the data and procedural abstractions that are required to describe the content and behavior of some real world entity</text:p>
              </text:list-item>
            </text:list>
            <text:list text:style-name="L2">
              <text:list-item>
                <text:p text:id="id34" text:style-name="P5">A class is a generalized description (template, pattern,blueprint) that describes a collection of similar objec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lasses and Object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35" text:style-name="P5">A new class can be defined from an existing class through <text:span text:style-name="T4">inheritance</text:span></text:p>
              </text:list-item>
            </text:list>
            <text:list text:style-name="L2">
              <text:list-item>
                <text:p text:id="id36" text:style-name="P5"><text:span text:style-name="T5">A </text:span><text:span text:style-name="T4">class hierarchy</text:span><text:span text:style-name="T5"> shows the relationship between class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Attribut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37" text:style-name="P5">A binary relation between a class and a certain domain</text:p>
              </text:list-item>
            </text:list>
            <text:list text:style-name="L2">
              <text:list-item>
                <text:list>
                  <text:list-item>
                    <text:p text:id="id38" text:style-name="P6">An attribute can take on a value defined by an enumerated domai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9" text:style-name="P6">Domain is a set of specific valu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0" text:style-name="P7">Color : {white, red, blue, pink}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1" text:style-name="P7">May be a set of classe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peration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42" text:style-name="P5">Methods, Services</text:p>
              </text:list-item>
            </text:list>
            <text:list text:style-name="L2">
              <text:list-item>
                <text:p text:id="id43" text:style-name="P5">Algorithms that process data</text:p>
              </text:list-item>
            </text:list>
            <text:list text:style-name="L2">
              <text:list-item>
                <text:p text:id="id44" text:style-name="P5">Modules in the conventional sense</text:p>
              </text:list-item>
            </text:list>
            <text:list text:style-name="L2">
              <text:list-item>
                <text:p text:id="id45" text:style-name="P5">Each operation provides a representation of one of the behaviors of the object</text:p>
              </text:list-item>
            </text:list>
            <text:list text:style-name="L2">
              <text:list-item>
                <text:list>
                  <text:list-item>
                    <text:p text:id="id46" text:style-name="P6">GetColor() - returns the color of flow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7" text:style-name="P6">Implies that object can respond to stimulus (<text:span text:style-name="T4">message</text:span>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Messag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48" text:style-name="P5">Means by which object interacts</text:p>
              </text:list-item>
            </text:list>
            <text:list text:style-name="L2">
              <text:list-item>
                <text:p text:id="id49" text:style-name="P5">Stimulates some behavior on the receiving object</text:p>
              </text:list-item>
            </text:list>
            <text:list text:style-name="L2">
              <text:list-item>
                <text:list>
                  <text:list-item>
                    <text:p text:id="id50" text:style-name="P6">Behavior is accomplished when an operation is executed</text:p>
                  </text:list-item>
                </text:list>
              </text:list-item>
            </text:list>
            <text:list text:style-name="L2">
              <text:list-item>
                <text:p text:id="id51" text:style-name="P5">Message: {destination, operation, parameters}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Encapsulation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52" text:style-name="P5">Data and operation bundled together</text:p>
              </text:list-item>
            </text:list>
            <text:list text:style-name="L2">
              <text:list-item>
                <text:p text:id="id53" text:style-name="P5">Internal implementation details of data and procedures are hidden from the outside world (<text:span text:style-name="T4">information hiding</text:span>)</text:p>
              </text:list-item>
            </text:list>
            <text:list text:style-name="L2">
              <text:list-item>
                <text:p text:id="id54" text:style-name="P5">Facilitates reuse</text:p>
              </text:list-item>
            </text:list>
            <text:list text:style-name="L2">
              <text:list-item>
                <text:p text:id="id55" text:style-name="P5">Interfaces among encapsulated objects are simplified</text:p>
              </text:list-item>
            </text:list>
            <text:list text:style-name="L2">
              <text:list-item>
                <text:list>
                  <text:list-item>
                    <text:p text:id="id56" text:style-name="P6">Reduced couplin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Inheritance</text:p>
          </draw:text-box>
        </draw:frame>
        <draw:frame presentation:style-name="pr4" draw:text-style-name="P5" draw:layer="layout" svg:width="25.199cm" svg:height="14.961cm" svg:x="1.4cm" svg:y="4.914cm" presentation:class="outline" presentation:user-transformed="true">
          <draw:text-box>
            <text:list text:style-name="L2">
              <text:list-item>
                <text:p text:id="id57" text:style-name="P5">A <text:span text:style-name="T4">subclass</text:span> Y inherits all of the attributes and operations of <text:span text:style-name="T4">superclass</text:span> X</text:p>
              </text:list-item>
            </text:list>
            <text:list text:style-name="L2">
              <text:list-item>
                <text:list>
                  <text:list-item>
                    <text:p text:id="id58" text:style-name="P6">Reuse of data and operations of X in Y</text:p>
                  </text:list-item>
                </text:list>
              </text:list-item>
            </text:list>
            <text:list text:style-name="L2">
              <text:list-item>
                <text:p text:id="id59" text:style-name="P5">Change in superclass is propagated to subclasses</text:p>
              </text:list-item>
            </text:list>
            <text:list text:style-name="L2">
              <text:list-item>
                <text:list>
                  <text:list-item>
                    <text:p text:id="id60" text:style-name="P6">Class hierarchy becomes a mechanism for change propagation</text:p>
                  </text:list-item>
                </text:list>
              </text:list-item>
            </text:list>
            <text:list text:style-name="L2">
              <text:list-item>
                <text:p text:id="id61" text:style-name="P5">At each level of the class hierarchy, new attributes and operations may be added</text:p>
              </text:list-item>
            </text:list>
            <text:list text:style-name="L2">
              <text:list-item>
                <text:p text:id="id62" text:style-name="P5">Multiple inheritanc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Adding a new clas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63" text:style-name="P5">Design and build from scratch</text:p>
              </text:list-item>
            </text:list>
            <text:list text:style-name="L2">
              <text:list-item>
                <text:p text:id="id64" text:style-name="P5">Search the hierarchy for a suitable ancestor class to inherit from</text:p>
              </text:list-item>
            </text:list>
            <text:list text:style-name="L2">
              <text:list-item>
                <text:p text:id="id65" text:style-name="P5">Restructure/refactor class hierarchy</text:p>
              </text:list-item>
            </text:list>
            <text:list text:style-name="L2">
              <text:list-item>
                <text:p text:id="id66" text:style-name="P5">Characteristics of an existing class can be <text:span text:style-name="T4">overridde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Polymorphism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67" text:style-name="P5">Many forms</text:p>
              </text:list-item>
            </text:list>
            <text:list text:style-name="L2">
              <text:list-item>
                <text:p text:id="id68" text:style-name="P5">Reduces the effort required to extend an existing OO system</text:p>
              </text:list-item>
            </text:list>
            <text:list text:style-name="L2">
              <text:list-item>
                <text:p text:id="id69" text:style-name="P5">Enables a number of different operations to have the same name: <text:span text:style-name="T4">overloading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bject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70" text:style-name="P5">Identifying classes and objects</text:p>
              </text:list-item>
            </text:list>
            <text:list text:style-name="L2">
              <text:list-item>
                <text:list>
                  <text:list-item>
                    <text:p text:id="id71" text:style-name="P6">Perform grammatical parse of processing narrative for the syste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2" text:style-name="P6">Objects are the nouns or noun clau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3" text:style-name="P7">Categorize as object in solution space or problem spac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4" text:style-name="P6">Objects can be classified as external entities, things, occurrences/events, roles, organizational units, places, structur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bject Model</text:p>
          </draw:text-box>
        </draw:frame>
        <draw:frame presentation:style-name="pr4" draw:text-style-name="P5" draw:layer="layout" svg:width="25.199cm" svg:height="14.167cm" svg:x="1.4cm" svg:y="4.914cm" presentation:class="outline" presentation:user-transformed="true">
          <draw:text-box>
            <text:list text:style-name="L2">
              <text:list-item>
                <text:p text:id="id75" text:style-name="P5">Six selection characteristics for inclusion of a potential object to the analysis model</text:p>
              </text:list-item>
            </text:list>
            <text:list text:style-name="L3">
              <text:list-item>
                <text:list>
                  <text:list-item>
                    <text:p text:id="id76" text:style-name="P8">Retained inform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77" text:style-name="P9">Must be remembered for system to function</text:p>
                      </text:list-item>
                    </text:list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78" text:style-name="P8">Needed servic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79" text:style-name="P9">Must have a set of identifiable operations</text:p>
                      </text:list-item>
                    </text:list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80" text:style-name="P8">Multiple attribut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81" text:style-name="P9">Must have many attributes</text:p>
                      </text:list-item>
                    </text:list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82" text:style-name="P8">Common attribut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83" text:style-name="P9">Can be defined/applied to all instances/object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bject Model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Six selection characteristics for inclusion of a potential object to the analysis model</text:p>
              </text:list-item>
            </text:list>
            <text:list text:style-name="L5">
              <text:list-item>
                <text:list>
                  <text:list-item>
                    <text:p text:id="id84" text:style-name="P8">Common operation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id="id85" text:style-name="P9">Can be defined/applied to all instances/objects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id="id86" text:style-name="P8">Essential requirement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id="id87" text:style-name="P9">External entities that produce/consume information needed for the system to function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bject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88" text:style-name="P5">Specifying attributes</text:p>
              </text:list-item>
            </text:list>
            <text:list text:style-name="L2">
              <text:list-item>
                <text:list>
                  <text:list-item>
                    <text:p text:id="id89" text:style-name="P6">Attributes describe an object that has been selected for inclusion in the analysis mod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0" text:style-name="P6">In essence, the attributes define the objec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1" text:style-name="P6">Depends on the proble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2" text:style-name="P6">'What data items fully define this object in the context of the problem at hand?'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bject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93" text:style-name="P5">Defining operations</text:p>
              </text:list-item>
            </text:list>
            <text:list text:style-name="L2">
              <text:list-item>
                <text:list>
                  <text:list-item>
                    <text:p text:id="id94" text:style-name="P6">Operations define the behavior of an objec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5" text:style-name="P6">Changes one or more attribute valu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6" text:style-name="P6">Categories of opera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7" text:style-name="P7">Operations that manipulate data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8" text:style-name="P7">Operations that perform computatio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9" text:style-name="P7">Operations that monitor an object for the occurrence of a controlling ev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0" text:style-name="P6">Identify verbs in the grammatical pars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uesquares" presentation:presentation-page-layout-name="AL2T1">
        <draw:frame presentation:style-name="pr1" draw:text-style-name="P2" draw:layer="layout" svg:width="25.199cm" svg:height="3.625cm" svg:x="1.4cm" svg:y="0.778cm" presentation:class="title" presentation:user-transformed="true">
          <draw:text-box>
            <text:p text:style-name="P2">Managing OO <text:line-break/>Projects</text:p>
          </draw:text-box>
        </draw:frame>
        <draw:frame presentation:style-name="pr4" draw:text-style-name="P5" draw:layer="layout" svg:width="25.199cm" svg:height="14.422cm" svg:x="1.4cm" svg:y="4.914cm" presentation:class="outline" presentation:user-transformed="true">
          <draw:text-box>
            <text:list text:style-name="L2">
              <text:list-item>
                <text:p text:id="id101" text:style-name="P5">Common Process Framework</text:p>
              </text:list-item>
            </text:list>
            <text:list text:style-name="L2">
              <text:list-item>
                <text:list>
                  <text:list-item>
                    <text:p text:id="id102" text:style-name="P6">Software engineering paradigm, tasks, milestones, deliverabl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3" text:style-name="P6">Iterative development, not linea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4" text:style-name="P6">Recursive/Parallel model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5" text:style-name="P7">Decompose into independent compon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6" text:style-name="P7">Reapply decomposition to independent compon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7" text:style-name="P7">Conduct reapplication of decomposition in parallel 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8" text:style-name="P7">Continue as desired (if available in repo, stop)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 Project Metrics</text:p>
          </draw:text-box>
        </draw:frame>
        <draw:frame presentation:style-name="pr4" draw:text-style-name="P5" draw:layer="layout" svg:width="25.199cm" svg:height="14.158cm" svg:x="1.4cm" svg:y="4.914cm" presentation:class="outline" presentation:user-transformed="true">
          <draw:text-box>
            <text:list text:style-name="L2">
              <text:list-item>
                <text:p text:id="id109" text:style-name="P5">Lorenz and Kidd(1994) Metrics</text:p>
              </text:list-item>
            </text:list>
            <text:list text:style-name="L2">
              <text:list-item>
                <text:list>
                  <text:list-item>
                    <text:p text:id="id110" text:style-name="P6">Number of scenario scrip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1" text:style-name="P7">(initiator, action, participant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2" text:style-name="P6">Number of key clas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3" text:style-name="P7">Problem domain specific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4" text:style-name="P6">Number of support clas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5" text:style-name="P7">GUI, DAO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6" text:style-name="P6">Average number of support classes per key cla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7" text:style-name="P6">Number of subsystem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 Estimating</text:p>
          </draw:text-box>
        </draw:frame>
        <draw:frame presentation:style-name="pr4" draw:text-style-name="P5" draw:layer="layout" svg:width="25.199cm" svg:height="14.411cm" svg:x="1.4cm" svg:y="4.914cm" presentation:class="outline" presentation:user-transformed="true">
          <draw:text-box>
            <text:list text:style-name="L2">
              <text:list-item>
                <text:p text:id="id118" text:style-name="P5">Conventional methods apply</text:p>
              </text:list-item>
            </text:list>
            <text:list text:style-name="L2">
              <text:list-item>
                <text:p text:id="id119" text:style-name="P5">Lorenz and Kidd (1994)</text:p>
              </text:list-item>
            </text:list>
            <text:list text:style-name="L8">
              <text:list-item>
                <text:list>
                  <text:list-item>
                    <text:p text:id="id120" text:style-name="P8">Use conventional methods (effort, fp)</text:p>
                  </text:list-item>
                </text:list>
              </text:list-item>
            </text:list>
            <text:list text:style-name="L8" text:continue-numbering="true">
              <text:list-item>
                <text:list text:continue-numbering="true">
                  <text:list-item>
                    <text:p text:id="id121" text:style-name="P8">Using OOA, develop scenario scripts and determine a count</text:p>
                  </text:list-item>
                </text:list>
              </text:list-item>
            </text:list>
            <text:list text:style-name="L8" text:continue-numbering="true">
              <text:list-item>
                <text:list text:continue-numbering="true">
                  <text:list-item>
                    <text:p text:id="id122" text:style-name="P8">Using OOA, determine number of key classes</text:p>
                  </text:list-item>
                </text:list>
              </text:list-item>
            </text:list>
            <text:list text:style-name="L8" text:continue-numbering="true">
              <text:list-item>
                <text:list text:continue-numbering="true">
                  <text:list-item>
                    <text:p text:id="id123" text:style-name="P8">Categorize type of interface and develop multiplier for support classes. Multiply the number of key classes with the multiplier</text:p>
                  </text:list-item>
                </text:list>
              </text:list-item>
            </text:list>
            <text:list text:style-name="L8" text:continue-numbering="true">
              <text:list-item>
                <text:list text:continue-numbering="true">
                  <text:list-item>
                    <text:p text:id="id124" text:style-name="P8">Multiply number of classes with effort/clas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 Scheduling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25" text:style-name="P5">Complicated by the iterative nature</text:p>
              </text:list-item>
            </text:list>
            <text:list text:style-name="L2">
              <text:list-item>
                <text:p text:id="id126" text:style-name="P5">Metrics that may be used</text:p>
              </text:list-item>
            </text:list>
            <text:list text:style-name="L2">
              <text:list-item>
                <text:list>
                  <text:list-item>
                    <text:p text:id="id127" text:style-name="P6">Number of major itera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8" text:style-name="P6">Number of completed contrac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29" text:style-name="P7">A contract is a 'group of related public responsibilities that are provided by subsystems and classes to their clients'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rack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30" text:style-name="P5">Major milestones</text:p>
              </text:list-item>
            </text:list>
            <text:list text:style-name="L2">
              <text:list-item>
                <text:list>
                  <text:list-item>
                    <text:p text:id="id131" text:style-name="P6">OOA comple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32" text:style-name="P7">Classes and class hierarchy defin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3" text:style-name="P6">OOD comple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34" text:style-name="P7">Subsystems defined and review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5" text:style-name="P6">OOP comple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36" text:style-name="P7">Code has been written from design mode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7" text:style-name="P6">OOT comple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38" text:style-name="P7">Class level test has been conducted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bluesquares" presentation:presentation-page-layout-name="AL2T1">
        <draw:frame presentation:style-name="pr1" draw:text-style-name="P2" draw:layer="layout" svg:width="25.199cm" svg:height="3.507cm" svg:x="1.471cm" svg:y="0.938cm" presentation:class="title" presentation:user-transformed="true">
          <draw:text-box>
            <text:p text:style-name="P2">Summary</text:p>
          </draw:text-box>
        </draw:frame>
        <draw:frame presentation:style-name="pr4" draw:text-style-name="P5" draw:layer="layout" svg:width="25.199cm" svg:height="15.988cm" svg:x="1.4cm" svg:y="4.914cm" presentation:class="outline" presentation:user-transformed="true">
          <draw:text-box>
            <text:list text:style-name="L2">
              <text:list-item>
                <text:p text:id="id139" text:style-name="P5">Object technologies reflect a natural view of the world</text:p>
              </text:list-item>
            </text:list>
            <text:list text:style-name="L2">
              <text:list-item>
                <text:p text:id="id140" text:style-name="P5">Objects are grouped into classes and hierarchies are created</text:p>
              </text:list-item>
            </text:list>
            <text:list text:style-name="L2">
              <text:list-item>
                <text:p text:id="id141" text:style-name="P5">A class contains a set of attributes that describe it and operations that define its behavior. New objects can be created from once a class has been defined</text:p>
              </text:list-item>
            </text:list>
            <text:list text:style-name="L2">
              <text:list-item>
                <text:p text:id="id142" text:style-name="P5">Encapsulation, Inheritance, Polymorphism differentiates OO from conventional method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bluesquares" presentation:presentation-page-layout-name="AL2T1">
        <draw:frame presentation:style-name="pr6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oger S. Pressman.Software Engineering: A Practitioner's Approach, 4th Ed.McGraw-Hill,1997. Chapter 19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11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26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8-02-11T07:31:50</dc:date>
    <meta:print-date>2008-02-04T07:26:42</meta:print-date>
    <dc:language>de-DE</dc:language>
    <meta:editing-cycles>2142</meta:editing-cycles>
    <meta:editing-duration>P2DT1H14M5S</meta:editing-duration>
    <meta:user-defined meta:name="Info 1"/>
    <meta:user-defined meta:name="Info 2"/>
    <meta:user-defined meta:name="Info 3"/>
    <meta:user-defined meta:name="Info 4"/>
    <meta:document-statistic meta:object-count="124"/>
  </office:meta>
</office:document-meta>
</file>